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.616cm" svg:y="0.95cm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,5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,625</text:p>
          </table:table-cell>
          <table:table-cell table:formula="of:=1777.625 * [.N27] - 163.525" office:value-type="float" office:value="1614.1">
            <text:p>1614,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,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,7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,3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,97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,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,2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,8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,47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 :5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OM 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,05</text:p>
          </table:table-cell>
          <table:table-cell/>
          <table:table-cell office:value-type="float" office:value="-163.525">
            <text:p>-163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,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,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,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,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,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,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,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,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,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,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,25</text:p>
          </table:table-cell>
          <table:table-cell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3" table:formula="of:=AVERAGE([.G229:.G244])" office:value-type="float" office:value="139.9375">
            <text:p>139,93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3" table:formula="of:=AVERAGE([.G245:.G276])" office:value-type="float" office:value="176.96875">
            <text:p>176,968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3" table:formula="of:=AVERAGE([.G277:.G339])" office:value-type="float" office:value="209.52380952381">
            <text:p>209,52380952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 table:number-rows-repeated="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4">
          <table:table-cell office:value-type="string">
            <text:p>sum integer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15" table:default-cell-style-name="Default"/>
        <table:table-row table:style-name="ro2" table:number-rows-repeated="3"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number-columns-repeated="2"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2" table:number-rows-repeated="8"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Mu=4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Encrypt(100)</text:p>
          </table:table-cell>
          <table:table-cell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2" table:number-rows-repeated="4">
          <table:table-cell table:number-columns-repeated="15"/>
        </table:table-row>
        <table:table-row table:style-name="ro3" table:number-rows-repeated="2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4"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racine N</text:p>
          </table:table-cell>
          <table:table-cell office:value-type="string">
            <text:p>mu</text:p>
          </table:table-cell>
          <table:table-cell/>
          <table:table-cell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table:number-columns-repeated="2"/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2^[.A33]" office:value-type="float" office:value="4">
            <text:p>4</text:p>
          </table:table-cell>
          <table:table-cell table:formula="of:=SQRT([.B33])" office:value-type="float" office:value="2">
            <text:p>2</text:p>
          </table:table-cell>
          <table:table-cell table:formula="of:=[.C33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2^([.C33])" office:value-type="float" office:value="4">
            <text:p>4</text:p>
          </table:table-cell>
          <table:table-cell table:formula="of:=[.F33]/(2*[.E33]*[.C33])" office:value-type="float" office:value="0.5">
            <text:p>0,5</text:p>
          </table:table-cell>
          <table:table-cell table:formula="of:=LOG([.G33];2)" office:value-type="float" office:value="-1">
            <text:p>-1</text:p>
          </table:table-cell>
          <table:table-cell table:formula="of:=2^([.B33]/[.H33])" office:value-type="float" office:value="0.0625">
            <text:p>0,062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formula="of:=2^[.A34]" office:value-type="float" office:value="8">
            <text:p>8</text:p>
          </table:table-cell>
          <table:table-cell table:formula="of:=SQRT([.B34])" office:value-type="float" office:value="2.82842712474619">
            <text:p>2,8284271247</text:p>
          </table:table-cell>
          <table:table-cell table:formula="of:=[.C34]" office:value-type="float" office:value="2.82842712474619">
            <text:p>2,8284271247</text:p>
          </table:table-cell>
          <table:table-cell office:value-type="float" office:value="2">
            <text:p>2</text:p>
          </table:table-cell>
          <table:table-cell table:formula="of:=2^([.C34])" office:value-type="float" office:value="7.10299330131602">
            <text:p>7,1029933013</text:p>
          </table:table-cell>
          <table:table-cell table:formula="of:=[.F34]/(2*[.E34]*[.C34])" office:value-type="float" office:value="0.627821841260397">
            <text:p>0,6278218413</text:p>
          </table:table-cell>
          <table:table-cell table:formula="of:=LOG([.G34];2)" office:value-type="float" office:value="-0.67157287525381">
            <text:p>-0,6715728753</text:p>
          </table:table-cell>
          <table:table-cell table:formula="of:=2^([.B34]/[.H34])" office:value-type="float" office:value="0.000259436050845177">
            <text:p>0,000259436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formula="of:=2^[.A35]" office:value-type="float" office:value="16">
            <text:p>16</text:p>
          </table:table-cell>
          <table:table-cell table:formula="of:=SQRT([.B35])" office:value-type="float" office:value="4">
            <text:p>4</text:p>
          </table:table-cell>
          <table:table-cell table:formula="of:=[.C35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^([.C35])" office:value-type="float" office:value="16">
            <text:p>16</text:p>
          </table:table-cell>
          <table:table-cell table:formula="of:=[.F35]/(2*[.E35]*[.C35])" office:value-type="float" office:value="1">
            <text:p>1</text:p>
          </table:table-cell>
          <table:table-cell table:formula="of:=LOG([.G35];2)" office:value-type="float" office:value="0">
            <text:p>0</text:p>
          </table:table-cell>
          <table:table-cell table:formula="of:=2^([.B35]/[.H35])" office:value-type="float" office:value="0">
            <text:p>#DIV/0 !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formula="of:=2^[.A36]" office:value-type="float" office:value="32">
            <text:p>32</text:p>
          </table:table-cell>
          <table:table-cell table:formula="of:=SQRT([.B36])" office:value-type="float" office:value="5.65685424949238">
            <text:p>5,6568542495</text:p>
          </table:table-cell>
          <table:table-cell table:formula="of:=[.C36]" office:value-type="float" office:value="5.65685424949238">
            <text:p>5,6568542495</text:p>
          </table:table-cell>
          <table:table-cell office:value-type="float" office:value="2">
            <text:p>2</text:p>
          </table:table-cell>
          <table:table-cell table:formula="of:=2^([.C36])" office:value-type="float" office:value="50.4525138385402">
            <text:p>50,4525138385</text:p>
          </table:table-cell>
          <table:table-cell table:formula="of:=[.F36]/(2*[.E36]*[.C36])" office:value-type="float" office:value="2.22970716644624">
            <text:p>2,2297071664</text:p>
          </table:table-cell>
          <table:table-cell table:formula="of:=LOG([.G36];2)" office:value-type="float" office:value="1.15685424949238">
            <text:p>1,1568542495</text:p>
          </table:table-cell>
          <table:table-cell table:formula="of:=2^([.B36]/[.H36])" office:value-type="float" office:value="212254527.070296">
            <text:p>212254527,070296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formula="of:=2^[.A37]" office:value-type="float" office:value="64">
            <text:p>64</text:p>
          </table:table-cell>
          <table:table-cell table:formula="of:=SQRT([.B37])" office:value-type="float" office:value="8">
            <text:p>8</text:p>
          </table:table-cell>
          <table:table-cell table:formula="of:=[.C37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^([.C37])" office:value-type="float" office:value="256">
            <text:p>256</text:p>
          </table:table-cell>
          <table:table-cell table:formula="of:=[.F37]/(2*[.E37]*[.C37])" office:value-type="float" office:value="8">
            <text:p>8</text:p>
          </table:table-cell>
          <table:table-cell table:formula="of:=LOG([.G37];2)" office:value-type="float" office:value="3">
            <text:p>3</text:p>
          </table:table-cell>
          <table:table-cell table:formula="of:=2^([.B37]/[.H37])" office:value-type="float" office:value="2642245.94962913">
            <text:p>2642245,94962913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formula="of:=2^[.A38]" office:value-type="float" office:value="128">
            <text:p>128</text:p>
          </table:table-cell>
          <table:table-cell table:formula="of:=SQRT([.B38])" office:value-type="float" office:value="11.3137084989848">
            <text:p>11,313708499</text:p>
          </table:table-cell>
          <table:table-cell table:formula="of:=[.C38]" office:value-type="float" office:value="11.3137084989848">
            <text:p>11,313708499</text:p>
          </table:table-cell>
          <table:table-cell office:value-type="float" office:value="2">
            <text:p>2</text:p>
          </table:table-cell>
          <table:table-cell table:formula="of:=2^([.C38])" office:value-type="float" office:value="2545.45615262809">
            <text:p>2545,4561526281</text:p>
          </table:table-cell>
          <table:table-cell table:formula="of:=[.F38]/(2*[.E38]*[.C38])" office:value-type="float" office:value="56.2471658355107">
            <text:p>56,2471658355</text:p>
          </table:table-cell>
          <table:table-cell table:formula="of:=LOG([.G38];2)" office:value-type="float" office:value="5.81370849898476">
            <text:p>5,813708499</text:p>
          </table:table-cell>
          <table:table-cell table:formula="of:=2^([.B38]/[.H38])" office:value-type="float" office:value="4243807.40303215">
            <text:p>4243807,40303215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formula="of:=2^[.A39]" office:value-type="float" office:value="256">
            <text:p>256</text:p>
          </table:table-cell>
          <table:table-cell table:formula="of:=SQRT([.B39])" office:value-type="float" office:value="16">
            <text:p>16</text:p>
          </table:table-cell>
          <table:table-cell table:formula="of:=[.C39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2^([.C39])" office:value-type="float" office:value="65536">
            <text:p>65536</text:p>
          </table:table-cell>
          <table:table-cell table:formula="of:=[.F39]/(2*[.E39]*[.C39])" office:value-type="float" office:value="1024">
            <text:p>1024</text:p>
          </table:table-cell>
          <table:table-cell table:formula="of:=LOG([.G39];2)" office:value-type="float" office:value="10">
            <text:p>10</text:p>
          </table:table-cell>
          <table:table-cell table:formula="of:=2^([.B39]/[.H39])" office:value-type="float" office:value="50859008.4622467">
            <text:p>50859008,4622467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formula="of:=2^[.A40]" office:value-type="float" office:value="512">
            <text:p>512</text:p>
          </table:table-cell>
          <table:table-cell table:formula="of:=SQRT([.B40])" office:value-type="float" office:value="22.6274169979695">
            <text:p>22,627416998</text:p>
          </table:table-cell>
          <table:table-cell table:formula="of:=[.C40]" office:value-type="float" office:value="22.6274169979695">
            <text:p>22,627416998</text:p>
          </table:table-cell>
          <table:table-cell office:value-type="float" office:value="2">
            <text:p>2</text:p>
          </table:table-cell>
          <table:table-cell table:formula="of:=2^([.C40])" office:value-type="float" office:value="6479347.0249522">
            <text:p>6479347,0249522</text:p>
          </table:table-cell>
          <table:table-cell table:formula="of:=[.F40]/(2*[.E40]*[.C40])" office:value-type="float" office:value="71587.3471719466">
            <text:p>71587,3471719466</text:p>
          </table:table-cell>
          <table:table-cell table:formula="of:=LOG([.G40];2)" office:value-type="float" office:value="16.1274169979695">
            <text:p>16,127416998</text:p>
          </table:table-cell>
          <table:table-cell table:formula="of:=2^([.B40]/[.H40])" office:value-type="float" office:value="3604568342.83575">
            <text:p>3604568342,83575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formula="of:=2^[.A41]" office:value-type="float" office:value="1024">
            <text:p>1024</text:p>
          </table:table-cell>
          <table:table-cell table:formula="of:=SQRT([.B41])" office:value-type="float" office:value="32">
            <text:p>32</text:p>
          </table:table-cell>
          <table:table-cell table:formula="of:=[.C41]"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2^([.C41])" office:value-type="float" office:value="4294967296">
            <text:p>4294967296</text:p>
          </table:table-cell>
          <table:table-cell table:formula="of:=[.F41]/(2*[.E41]*[.C41])" office:value-type="float" office:value="33554432">
            <text:p>33554432</text:p>
          </table:table-cell>
          <table:table-cell table:formula="of:=LOG([.G41];2)" office:value-type="float" office:value="25">
            <text:p>25</text:p>
          </table:table-cell>
          <table:table-cell table:formula="of:=2^([.B41]/[.H41])" office:value-type="float" office:value="2138890848987.32">
            <text:p>2138890848987,32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formula="of:=2^[.A42]" office:value-type="float" office:value="2048">
            <text:p>2048</text:p>
          </table:table-cell>
          <table:table-cell table:formula="of:=SQRT([.B42])" office:value-type="float" office:value="45.254833995939">
            <text:p>45,2548339959</text:p>
          </table:table-cell>
          <table:table-cell table:formula="of:=[.C42]" office:value-type="float" office:value="45.254833995939">
            <text:p>45,2548339959</text:p>
          </table:table-cell>
          <table:table-cell office:value-type="float" office:value="2">
            <text:p>2</text:p>
          </table:table-cell>
          <table:table-cell table:formula="of:=2^([.C42])" office:value-type="float" office:value="41981937869756.9">
            <text:p>41981937869756,9</text:p>
          </table:table-cell>
          <table:table-cell table:formula="of:=[.F42]/(2*[.E42]*[.C42])" office:value-type="float" office:value="231919632461.386">
            <text:p>231919632461,386</text:p>
          </table:table-cell>
          <table:table-cell table:formula="of:=LOG([.G42];2)" office:value-type="float" office:value="37.754833995939">
            <text:p>37,7548339959</text:p>
          </table:table-cell>
          <table:table-cell table:formula="of:=2^([.B42]/[.H42])" office:value-type="float" office:value="2.13444342009154E+016">
            <text:p>2134443420091540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formula="of:=2^[.A43]" office:value-type="float" office:value="4096">
            <text:p>4096</text:p>
          </table:table-cell>
          <table:table-cell table:formula="of:=SQRT([.B43])" office:value-type="float" office:value="64">
            <text:p>64</text:p>
          </table:table-cell>
          <table:table-cell table:formula="of:=[.C43]" office:value-type="float" office:value="64">
            <text:p>64</text:p>
          </table:table-cell>
          <table:table-cell office:value-type="float" office:value="2">
            <text:p>2</text:p>
          </table:table-cell>
          <table:table-cell table:formula="of:=2^([.C43])" office:value-type="float" office:value="1.84467440737096E+019">
            <text:p>18446744073709600000</text:p>
          </table:table-cell>
          <table:table-cell table:formula="of:=[.F43]/(2*[.E43]*[.C43])" office:value-type="float" office:value="7.20575940379279E+016">
            <text:p>72057594037927900</text:p>
          </table:table-cell>
          <table:table-cell table:formula="of:=LOG([.G43];2)" office:value-type="float" office:value="56">
            <text:p>56</text:p>
          </table:table-cell>
          <table:table-cell table:formula="of:=2^([.B43]/[.H43])" office:value-type="float" office:value="1.04278306269221E+022">
            <text:p>10427830626922100000000</text:p>
          </table:table-cell>
          <table:table-cell table:number-columns-repeated="6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5T17:00:13</dc:date>
    <dc:creator>kais chaabouni</dc:creator>
    <meta:editing-duration>PT5H27M1S</meta:editing-duration>
    <meta:editing-cycles>33</meta:editing-cycles>
    <meta:generator>LibreOffice/3.5$Linux_X86_64 LibreOffice_project/350m1$Build-2</meta:generator>
    <meta:document-statistic meta:table-count="5" meta:cell-count="2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